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14040">
            <text:p>AA-14040</text:p>
          </table:table-cell>
          <table:table-cell office:value-type="float" office:value="-77.417">
            <text:p>-77.417</text:p>
          </table:table-cell>
          <table:table-cell office:value-type="float" office:value="163.75">
            <text:p>163.75</text:p>
          </table:table-cell>
          <table:table-cell office:value-type="float" office:value="5864.0">
            <text:p>5864.0</text:p>
          </table:table-cell>
          <table:table-cell office:value-type="float" office:value="96.0">
            <text:p>96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0.0">
            <text:p/>
          </table:table-cell>
          <table:table-cell office:value-type="float" office:value="14.5">
            <text:p>1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26505">
            <text:p>AA-26505</text:p>
          </table:table-cell>
          <table:table-cell office:value-type="float" office:value="-77.417">
            <text:p>-77.417</text:p>
          </table:table-cell>
          <table:table-cell office:value-type="float" office:value="163.75">
            <text:p>163.75</text:p>
          </table:table-cell>
          <table:table-cell office:value-type="float" office:value="4345.0">
            <text:p>4345.0</text:p>
          </table:table-cell>
          <table:table-cell office:value-type="float" office:value="55.0">
            <text:p>55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0.0">
            <text:p/>
          </table:table-cell>
          <table:table-cell office:value-type="float" office:value="8.5">
            <text:p>8.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17345">
            <text:p>AA-17345</text:p>
          </table:table-cell>
          <table:table-cell office:value-type="float" office:value="-77.25">
            <text:p>-77.25</text:p>
          </table:table-cell>
          <table:table-cell office:value-type="float" office:value="163.5">
            <text:p>163.5</text:p>
          </table:table-cell>
          <table:table-cell office:value-type="float" office:value="5649.0">
            <text:p>5649.0</text:p>
          </table:table-cell>
          <table:table-cell office:value-type="float" office:value="59.0">
            <text:p>59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18215">
            <text:p>AA-18215</text:p>
          </table:table-cell>
          <table:table-cell office:value-type="float" office:value="-77.083">
            <text:p>-77.083</text:p>
          </table:table-cell>
          <table:table-cell office:value-type="float" office:value="163.333">
            <text:p>163.333</text:p>
          </table:table-cell>
          <table:table-cell office:value-type="float" office:value="4569.0">
            <text:p>4569.0</text:p>
          </table:table-cell>
          <table:table-cell office:value-type="float" office:value="57.0">
            <text:p>57.0</text:p>
          </table:table-cell>
          <table:table-cell office:value-type="string" office:value="Seal remains">
            <text:p>Seal remains</text:p>
          </table:table-cell>
          <table:table-cell office:value-type="string" office:value="marine_custom">
            <text:p>marine_custom</text:p>
          </table:table-cell>
          <table:table-cell office:value-type="string" office:value="1274.0">
            <text:p>1274.0</text:p>
          </table:table-cell>
          <table:table-cell office:value-type="string" office:value="200.0">
            <text:p>200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18912">
            <text:p>AA-18912</text:p>
          </table:table-cell>
          <table:table-cell office:value-type="float" office:value="-77.417">
            <text:p>-77.417</text:p>
          </table:table-cell>
          <table:table-cell office:value-type="float" office:value="163.75">
            <text:p>163.75</text:p>
          </table:table-cell>
          <table:table-cell office:value-type="float" office:value="6780.0">
            <text:p>6780.0</text:p>
          </table:table-cell>
          <table:table-cell office:value-type="float" office:value="56.0">
            <text:p>56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26510">
            <text:p>AA-26510</text:p>
          </table:table-cell>
          <table:table-cell office:value-type="float" office:value="-77.333">
            <text:p>-77.333</text:p>
          </table:table-cell>
          <table:table-cell office:value-type="float" office:value="163.667">
            <text:p>163.667</text:p>
          </table:table-cell>
          <table:table-cell office:value-type="float" office:value="6520.0">
            <text:p>6520.0</text:p>
          </table:table-cell>
          <table:table-cell office:value-type="float" office:value="55.0">
            <text:p>55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0.0">
            <text:p/>
          </table:table-cell>
          <table:table-cell office:value-type="float" office:value="18.5">
            <text:p>18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26512">
            <text:p>AA-26512</text:p>
          </table:table-cell>
          <table:table-cell office:value-type="float" office:value="-77.333">
            <text:p>-77.333</text:p>
          </table:table-cell>
          <table:table-cell office:value-type="float" office:value="163.667">
            <text:p>163.667</text:p>
          </table:table-cell>
          <table:table-cell office:value-type="float" office:value="6430.0">
            <text:p>6430.0</text:p>
          </table:table-cell>
          <table:table-cell office:value-type="float" office:value="60.0">
            <text:p>60.0</text:p>
          </table:table-cell>
          <table:table-cell office:value-type="string" office:value="Shell fragments">
            <text:p>Shell fragments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0.0">
            <text:p/>
          </table:table-cell>
          <table:table-cell office:value-type="float" office:value="16.5">
            <text:p>16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HallEtal2004">
            <text:p>BriggsTarasov2013,HallEtal2004</text:p>
          </table:table-cell>
        </table:table-row>
        <table:table-row>
          <table:table-cell office:value-type="string" office:value="Southern_Scott_Coast">
            <text:p>Southern_Scott_Coast</text:p>
          </table:table-cell>
          <table:table-cell office:value-type="string" office:value="radiocarbon">
            <text:p>radiocarbon</text:p>
          </table:table-cell>
          <table:table-cell office:value-type="string" office:value="AA-26515">
            <text:p>AA-26515</text:p>
          </table:table-cell>
          <table:table-cell office:value-type="float" office:value="-77.333">
            <text:p>-77.333</text:p>
          </table:table-cell>
          <table:table-cell office:value-type="float" office:value="163.5">
            <text:p>163.5</text:p>
          </table:table-cell>
          <table:table-cell office:value-type="float" office:value="6840.0">
            <text:p>6840.0</text:p>
          </table:table-cell>
          <table:table-cell office:value-type="float" office:value="50.0">
            <text:p>50.0</text:p>
          </table:table-cell>
          <table:table-cell office:value-type="string" office:value="Shell in-situ">
            <text:p>Shell in-situ</text:p>
          </table:table-cell>
          <table:table-cell office:value-type="string" office:value="marine">
            <text:p>marine</text:p>
          </table:table-cell>
          <table:table-cell office:value-type="float" office:value="622.0">
            <text:p>622.0</text:p>
          </table:table-cell>
          <table:table-cell office:value-type="float" office:value="172.0">
            <text:p>172.0</text:p>
          </table:table-cell>
          <table:table-cell office:value-type="float" office:value="-1.0">
            <text:p>-1.0</text:p>
          </table:table-cell>
          <table:table-cell office:value-type="float" office:value="14.5">
            <text:p>14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riggsTarasov2013,HallEtal2004">
            <text:p>BriggsTarasov2013,Hall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